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2.7134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1.7835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2.798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[.$A2]=0)" style:apply-style-name="Bad" style:base-cell-address="a.A2"/>
      <style:map style:condition="is-true-formula([.$A2]=1)" style:apply-style-name="Good" style:base-cell-address="a.A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A2]=0)" style:apply-style-name="Bad" style:base-cell-address="a.A2"/>
      <style:map style:condition="is-true-formula([.$A2]=1)" style:apply-style-name="Good" style:base-cell-address="a.A2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[.$A2]=0)" style:apply-style-name="Bad" style:base-cell-address="a.A2"/>
      <style:map style:condition="is-true-formula([.$A2]=1)" style:apply-style-name="Good" style:base-cell-address="a.A2"/>
    </style:style>
    <style:style style:name="ce4" style:family="table-cell" style:parent-style-name="Default">
      <style:map style:condition="is-true-formula([.$A2]=0)" style:apply-style-name="Bad" style:base-cell-address="a.A2"/>
      <style:map style:condition="is-true-formula([.$A2]=1)" style:apply-style-name="Good" style:base-cell-address="a.A2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[.$A2]=0)" style:apply-style-name="Bad" style:base-cell-address="a.A2"/>
      <style:map style:condition="is-true-formula([.$A2]=1)" style:apply-style-name="Good" style:base-cell-address="a.A2"/>
    </style:style>
    <style:style style:name="ce6" style:family="table-cell" style:parent-style-name="Default">
      <style:table-cell-properties fo:wrap-option="wrap"/>
      <style:map style:condition="is-true-formula([.$A2]=0)" style:apply-style-name="Bad" style:base-cell-address="a.A2"/>
      <style:map style:condition="is-true-formula([.$A2]=1)" style:apply-style-name="Good" style:base-cell-address="a.A2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row table:style-name="ro1"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HEX</text:p>
          </table:table-cell>
          <table:table-cell table:style-name="ce3" office:value-type="string" calcext:value-type="string">
            <text:p>PID</text:p>
          </table:table-cell>
          <table:table-cell table:style-name="ce1" office:value-type="string" calcext:value-type="string">
            <text:p>BYT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CAL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since DTCs cleared. (Includes malfunction indicator lamp (MIL), status and number of DTCs, components tests, DTC readiness checks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TC that caused freeze frame to be stored. </text:p>
          </table:table-cell>
          <table:table-cell table:number-columns-repeated="3"/>
          <table:table-cell office:value-type="string" calcext:value-type="string">
            <text:p>Decoded as in service 3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system status </text:p>
          </table:table-cell>
          <table:table-cell table:number-columns-repeated="3"/>
          <table:table-cell office:value-type="string" calcext:value-type="string">
            <text:p>Bit encoded.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ed engine load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(or A 2.55 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 coolant temperature 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A − 4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 trim (STFT)—Bank 1 </text:p>
          </table:table-cell>
          <table:table-cell office:value-type="string" calcext:value-type="string">
            <text:p>-100 (Reduce Fuel: Too Rich) </text:p>
          </table:table-cell>
          <table:table-cell office:value-type="string" calcext:value-type="string">
            <text:p>99.2 (Add Fuel: Too Lean) 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128 A − 100 (or A 1.28 − 100 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 trim (LTFT)—Bank 1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 trim (STFT)—Bank 2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 trim (LTFT)—Bank 2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A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pressure (gauge pressure) 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3 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B 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manifold absolute pressure 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C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speed 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 </text:p>
          </table:table-cell>
          <table:table-cell office:value-type="string" calcext:value-type="string">
            <text:p>256 A + B 4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D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speed 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 </text:p>
          </table:table-cell>
          <table:table-cell office:value-type="string" calcext:value-type="string">
            <text:p>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E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 advance 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before TDC </text:p>
          </table:table-cell>
          <table:table-cell office:value-type="string" calcext:value-type="string">
            <text:p>A 2 − 64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F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air temperature 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A − 4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 air flow sensor (MAF) air flow rate 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 </text:p>
          </table:table-cell>
          <table:table-cell office:value-type="string" calcext:value-type="string">
            <text:p>256 A + B 1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ition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secondary air status </text:p>
          </table:table-cell>
          <table:table-cell table:number-columns-repeated="3"/>
          <table:table-cell office:value-type="string" calcext:value-type="string">
            <text:p>Bit encoded.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 (in 2 banks) </text:p>
          </table:table-cell>
          <table:table-cell table:number-columns-repeated="3"/>
          <table:table-cell office:value-type="string" calcext:value-type="string">
            <text:p>[A0..A3] == Bank 1, Sensors 1-4. [A4..A7] == Bank 2...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1</text:p>
            <text:p>A: Voltage</text:p>
            <text:p>B: Short term fuel trim </text:p>
          </table:table-cell>
          <table:table-cell office:value-type="string" calcext:value-type="string">
            <text:p>0</text:p>
            <text:p>-100 </text:p>
          </table:table-cell>
          <table:table-cell office:value-type="string" calcext:value-type="string">
            <text:p>1.275</text:p>
            <text:p>99.2 </text:p>
          </table:table-cell>
          <table:table-cell office:value-type="string" calcext:value-type="string">
            <text:p>V </text:p>
            <text:p>% </text:p>
          </table:table-cell>
          <table:table-cell office:value-type="string" calcext:value-type="string">
            <text:p>A 200 100 128 B − 100 (if B==$FF, sensor is not used in trim calculation)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2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3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4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5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6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A 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7</text:p>
            <text:p>A: Voltage</text:p>
            <text:p>B: Short term fuel trim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B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 Sensor 8</text:p>
            <text:p>A: Voltage</text:p>
            <text:p>B: Short term fuel trim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C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D standards this vehicle conforms to 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D 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 (in 4 banks) </text:p>
          </table:table-cell>
          <table:table-cell table:number-columns-repeated="3"/>
          <table:table-cell office:value-type="string" calcext:value-type="string">
            <text:p>Similar to PID $13, but [A0..A7] == [B1S1, B1S2, B2S1, B2S2, B3S1, B3S2, B4S1, B4S2]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1E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y input status </text:p>
          </table:table-cell>
          <table:table-cell table:number-columns-repeated="3"/>
          <table:table-cell office:value-type="string" calcext:value-type="string">
            <text:p>A0 == Power Take Off (PTO) status (1 == active)</text:p>
            <text:p>[A1..A7] not us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F 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 time since engine start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256 A + B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21 - $40] </text:p>
          </table:table-cell>
          <table:table-cell table:number-columns-repeated="3"/>
          <table:table-cell office:value-type="string" calcext:value-type="string">
            <text:p>Bit encoded [A7..D0] == [PID $21..PID $40]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with malfunction indicator lamp (MIL) on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256 A + B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Pressure (relative to manifold vacuum) 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0.079 ( 256 A + B 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Gauge Pressure (diesel, or gasoline direct injection) 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10 ( 256 A + B ) 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1</text:p>
            <text:p>AB: Air-Fuel Equivalence Ratio (lambda,λ)</text:p>
            <text:p>CD: Voltage </text:p>
          </table:table-cell>
          <table:table-cell office:value-type="string" calcext:value-type="string">
            <text:p>0</text:p>
            <text:p>0 </text:p>
          </table:table-cell>
          <table:table-cell office:value-type="string" calcext:value-type="string">
            <text:p>&lt; 2</text:p>
            <text:p>&lt; 8 </text:p>
          </table:table-cell>
          <table:table-cell office:value-type="string" calcext:value-type="string">
            <text:p>ratio</text:p>
            <text:p>V </text:p>
          </table:table-cell>
          <table:table-cell office:value-type="string" calcext:value-type="string">
            <text:p>2 65536 ( 256 A + B ) 8 65536 ( 256 C + D ) 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2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3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4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5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6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A 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7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B 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8</text:p>
            <text:p>AB: Air-Fuel Equivalence Ratio (lambda,λ)</text:p>
            <text:p>CD: Voltag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C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GR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D 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 Error </text:p>
          </table:table-cell>
          <table:table-cell office:value-type="float" office:value="-100" calcext:value-type="float">
            <text:p>-10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128 A − 1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E 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vaporative purge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F 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Tank Level Input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-ups since codes cleared 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since codes cleared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256 A + B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. System Vapor Pressure </text:p>
          </table:table-cell>
          <table:table-cell office:value-type="float" office:value="-8192" calcext:value-type="float">
            <text:p>-8192</text:p>
          </table:table-cell>
          <table:table-cell office:value-type="float" office:value="8191.75" calcext:value-type="float">
            <text:p>8191.75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256 A + B 4 </text:p>
            <text:p>(AB is two's complement signed)[3]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Barometric Pressure 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 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1</text:p>
            <text:p>AB: Air-Fuel Equivalence Ratio (lambda,λ)</text:p>
            <text:p>CD: Current </text:p>
          </table:table-cell>
          <table:table-cell office:value-type="string" calcext:value-type="string">
            <text:p>0</text:p>
            <text:p>-128 </text:p>
          </table:table-cell>
          <table:table-cell office:value-type="string" calcext:value-type="string">
            <text:p>&lt; 2</text:p>
            <text:p>&lt;128 </text:p>
          </table:table-cell>
          <table:table-cell office:value-type="string" calcext:value-type="string">
            <text:p>ratio</text:p>
            <text:p>mA </text:p>
          </table:table-cell>
          <table:table-cell office:value-type="string" calcext:value-type="string">
            <text:p>2 65536 ( 256 A + B ) 256 C + D 256 − 128 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2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3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4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5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6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3A 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7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3B 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xygen Sensor 8</text:p>
            <text:p>AB: Air-Fuel Equivalence Ratio (lambda,λ)</text:p>
            <text:p>CD: Current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 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: Bank 1, Sensor 1 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256 A + B 10 − 4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D 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: Bank 2, Sensor 1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E 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: Bank 1, Sensor 2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F 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: Bank 2, Sensor 2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41 - $60] </text:p>
          </table:table-cell>
          <table:table-cell table:number-columns-repeated="3"/>
          <table:table-cell office:value-type="string" calcext:value-type="string">
            <text:p>Bit encoded [A7..D0] == [PID $41..PID $60]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this drive cycle </text:p>
          </table:table-cell>
          <table:table-cell table:number-columns-repeated="3"/>
          <table:table-cell office:value-type="string" calcext:value-type="string">
            <text:p>Bit encoded.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 module voltage 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256 A + B 100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load value 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( 256 A + B 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ed Air-Fuel Equivalence Ratio (lambda,λ)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 2 </text:p>
          </table:table-cell>
          <table:table-cell office:value-type="string" calcext:value-type="string">
            <text:p>ratio </text:p>
          </table:table-cell>
          <table:table-cell office:value-type="string" calcext:value-type="string">
            <text:p>2 65536 ( 256 A + B 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 throttle position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 air temperature 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A − 40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B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C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A 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B 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F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C 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throttle actuat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D 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run with MIL on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256 A + B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E 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ince trouble codes cleared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F 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imum value for Fuel–Air equivalence ratio, oxygen sensor voltage, oxygen sensor current, and intake manifold absolute pressure </text:p>
          </table:table-cell>
          <table:table-cell office:value-type="string" calcext:value-type="string">
            <text:p>0, 0, 0, 0 </text:p>
          </table:table-cell>
          <table:table-cell office:value-type="string" calcext:value-type="string">
            <text:p>255, 255, 255, 2550 </text:p>
          </table:table-cell>
          <table:table-cell office:value-type="string" calcext:value-type="string">
            <text:p>ratio, V, mA, kPa </text:p>
          </table:table-cell>
          <table:table-cell office:value-type="string" calcext:value-type="string">
            <text:p>A , B , C , D × 1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imum value for air flow rate from mass air flow sensor 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g/s </text:p>
          </table:table-cell>
          <table:table-cell office:value-type="string" calcext:value-type="string">
            <text:p>A × 10 ; B , C , and D are reserved for future us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Type </text:p>
          </table:table-cell>
          <table:table-cell table:number-columns-repeated="3"/>
          <table:table-cell office:value-type="string" calcext:value-type="string">
            <text:p>From fuel type table see below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 fuel %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Evap system Vapor Pressure </text:p>
          </table:table-cell>
          <table:table-cell office:value-type="float" office:value="0" calcext:value-type="float">
            <text:p>0</text:p>
          </table:table-cell>
          <table:table-cell office:value-type="float" office:value="327.675" calcext:value-type="float">
            <text:p>327.67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256 A + B 20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 system vapor pressure 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256 A + B (AB is two's complement signed)[3]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 term secondary oxygen sensor trim, A: bank 1, B: bank 3 </text:p>
          </table:table-cell>
          <table:table-cell office:value-type="float" office:value="-100" calcext:value-type="float">
            <text:p>-10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128 A − 100 </text:p>
            <text:p>100 128 B − 10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term secondary oxygen sensor trim, A: bank 1, B: bank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 term secondary oxygen sensor trim, A: bank 2, B: bank 4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term secondary oxygen sensor trim, A: bank 2, B: bank 4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absolute pressure 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10 ( 256 A + B 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A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 accelerator pedal position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B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brid battery pack remaining life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100 255 A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C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 oil temperature </text:p>
          </table:table-cell>
          <table:table-cell office:value-type="float" office:value="-40" calcext:value-type="float">
            <text:p>-4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A − 4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D 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injection timing </text:p>
          </table:table-cell>
          <table:table-cell office:value-type="float" office:value="-210" calcext:value-type="float">
            <text:p>-210</text:p>
          </table:table-cell>
          <table:table-cell office:value-type="float" office:value="301.992" calcext:value-type="float">
            <text:p>301.992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256 A + B 128 − 21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E 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fuel rate </text:p>
          </table:table-cell>
          <table:table-cell office:value-type="float" office:value="0" calcext:value-type="float">
            <text:p>0</text:p>
          </table:table-cell>
          <table:table-cell office:value-type="float" office:value="3212.75" calcext:value-type="float">
            <text:p>3212.75</text:p>
          </table:table-cell>
          <table:table-cell office:value-type="string" calcext:value-type="string">
            <text:p>L/h </text:p>
          </table:table-cell>
          <table:table-cell office:value-type="string" calcext:value-type="string">
            <text:p>256 A + B 2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F 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sion requirements to which vehicle is designed </text:p>
          </table:table-cell>
          <table:table-cell table:number-columns-repeated="3"/>
          <table:table-cell office:value-type="string" calcext:value-type="string">
            <text:p>Bit Encod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61 - $80] </text:p>
          </table:table-cell>
          <table:table-cell table:number-columns-repeated="3"/>
          <table:table-cell office:value-type="string" calcext:value-type="string">
            <text:p>Bit encoded [A7..D0] == [PID $61..PID $80] See below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er's demand engine - percent torque </text:p>
          </table:table-cell>
          <table:table-cell office:value-type="float" office:value="-125" calcext:value-type="float">
            <text:p>-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A − 125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 engine - percent torque </text:p>
          </table:table-cell>
          <table:table-cell office:value-type="float" office:value="-125" calcext:value-type="float">
            <text:p>-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A − 125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eference torque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⋅m </text:p>
          </table:table-cell>
          <table:table-cell office:value-type="string" calcext:value-type="string">
            <text:p>256 A + B 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 percent torque data </text:p>
          </table:table-cell>
          <table:table-cell office:value-type="float" office:value="-125" calcext:value-type="float">
            <text:p>-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A − 125 Idle</text:p>
            <text:p>B − 125 Engine point 1</text:p>
            <text:p>C − 125 Engine point 2</text:p>
            <text:p>D − 125 Engine point 3</text:p>
            <text:p>E − 125 Engine point 4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xiliary input / output supported </text:p>
          </table:table-cell>
          <table:table-cell table:number-columns-repeated="3"/>
          <table:table-cell office:value-type="string" calcext:value-type="string">
            <text:p>Bit Encoded 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s air flow sensor </text:p>
          </table:table-cell>
          <table:table-cell office:value-type="float" office:value="0" calcext:value-type="float">
            <text:p>0</text:p>
          </table:table-cell>
          <table:table-cell office:value-type="float" office:value="2047.96875" calcext:value-type="float">
            <text:p>2047.96875</text:p>
          </table:table-cell>
          <table:table-cell office:value-type="string" calcext:value-type="string">
            <text:p>g/s </text:p>
          </table:table-cell>
          <table:table-cell office:value-type="string" calcext:value-type="string">
            <text:p>[A0]== Sensor A Supported</text:p>
            <text:p>[A1]== Sensor B Supported</text:p>
            <text:p>Sensor A: 256 B + C 32 </text:p>
            <text:p>Sensor B: 256 D + E 32 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ine coolant temperature 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[A0]== Sensor 1 Supported</text:p>
            <text:p>[A1]== Sensor 2 Supported</text:p>
            <text:p>Sensor 1: B − 40 </text:p>
            <text:p>Sensor 2: C − 40 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ake air temperature sensor 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 </text:p>
          </table:table-cell>
          <table:table-cell office:value-type="string" calcext:value-type="string">
            <text:p>[A0]== Sensor 1 Supported</text:p>
            <text:p>[A1]== Sensor 2 Supported</text:p>
            <text:p>Sensor 1: B − 40 </text:p>
            <text:p>Sensor 2: C − 4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tual EGR, Commanded EGR, and EGR Err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A 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anded Diesel intake air flow control and relative intake air flow position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B 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haust gas recirculation temperat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C 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anded throttle actuator control and relative throttle position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D 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el pressure control system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E 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jection pressure control system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F 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bocharger compressor inlet press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st pressure control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iable Geometry turbo (VGT) control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tegate control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haust press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bocharger RPM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bocharger temperat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bocharger temperat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 air cooler temperature (CACT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 Gas temperature (EGT) Bank 1 </text:p>
          </table:table-cell>
          <table:table-cell table:number-columns-repeated="3"/>
          <table:table-cell office:value-type="string" calcext:value-type="string">
            <text:p>Special PID. See below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 Gas temperature (EGT) Bank 2 </text:p>
          </table:table-cell>
          <table:table-cell table:number-columns-repeated="3"/>
          <table:table-cell office:value-type="string" calcext:value-type="string">
            <text:p>Special PID. See below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7A 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sel particulate filter (DPF) </text:p>
            <text:p>differential press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B 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sel particulate filter (DPF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C 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esel Particulate filter (DPF) temperature </text:p>
          </table:table-cell>
          <table:table-cell table:number-columns-repeated="2"/>
          <table:table-cell office:value-type="string" calcext:value-type="string">
            <text:p>°C </text:p>
          </table:table-cell>
          <table:table-cell office:value-type="string" calcext:value-type="string">
            <text:p>256 A + B 10 − 4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D 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x NTE (Not-To-Exceed) control area status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 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 NTE (Not-To-Exceed) control area status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F 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e run time [b] </text:p>
          </table:table-cell>
          <table:table-cell table:number-columns-repeated="2"/>
          <table:table-cell office:value-type="string" calcext:value-type="string">
            <text:p>s </text:p>
          </table:table-cell>
          <table:table-cell office:value-type="string" calcext:value-type="string">
            <text:p>B ( 2 24 ) + C ( 2 16 ) + D ( 2 8 ) + 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81 - $A0] </text:p>
          </table:table-cell>
          <table:table-cell table:number-columns-repeated="3"/>
          <table:table-cell office:value-type="string" calcext:value-type="string">
            <text:p>Bit encoded [A7..D0] == [PID $81..PID $A0] See below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gine run time for Auxiliary Emissions Control Device(AECD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ngine run time for Auxiliary Emissions Control Device(AECD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x sens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 surface temperat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x reagent system </text:p>
          </table:table-cell>
          <table:table-cell table:number-columns-repeated="2"/>
          <table:table-cell office:value-type="string" calcext:value-type="string">
            <text:p>% </text:p>
          </table:table-cell>
          <table:table-cell office:value-type="string" calcext:value-type="string">
            <text:p>100 255 F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ticulate matter (PM) sens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ake manifold absolute pressur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R Induce System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 Time for AECD #11-#15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A 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 Time for AECD #16-#20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 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sel Aftertreatment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C 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2 Sensor (Wide Range)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D 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ition G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E 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 Friction - Percent Torque </text:p>
          </table:table-cell>
          <table:table-cell office:value-type="float" office:value="-125" calcext:value-type="float">
            <text:p>-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A − 125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F 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M Sensor Bank 1 &amp; 2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H-OBD Vehicle OBD System Information </text:p>
          </table:table-cell>
          <table:table-cell table:number-columns-repeated="2"/>
          <table:table-cell office:value-type="string" calcext:value-type="string">
            <text:p>h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WH-OBD Vehicle OBD System Information </text:p>
          </table:table-cell>
          <table:table-cell table:number-columns-repeated="2"/>
          <table:table-cell office:value-type="string" calcext:value-type="string">
            <text:p>h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System Control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H-OBD Vehicle OBD Counters support </text:p>
          </table:table-cell>
          <table:table-cell table:number-columns-repeated="2"/>
          <table:table-cell office:value-type="string" calcext:value-type="string">
            <text:p>h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x Warning And Inducement System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 Gas Temperature Sens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haust Gas Temperature Sensor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A 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/EV Vehicle System Data, Battery, Voltag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B 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sel Exhaust Fluid Sensor Data </text:p>
          </table:table-cell>
          <table:table-cell table:number-columns-repeated="2"/>
          <table:table-cell office:value-type="string" calcext:value-type="string">
            <text:p>% </text:p>
          </table:table-cell>
          <table:table-cell office:value-type="string" calcext:value-type="string">
            <text:p>100 255 D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C 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2 Sensor Data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D 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 Fuel Rate </text:p>
          </table:table-cell>
          <table:table-cell table:number-columns-repeated="2"/>
          <table:table-cell office:value-type="string" calcext:value-type="string">
            <text:p>g/s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E 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Exhaust Flow Rate </text:p>
          </table:table-cell>
          <table:table-cell table:number-columns-repeated="2"/>
          <table:table-cell office:value-type="string" calcext:value-type="string">
            <text:p>kg/h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F 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el System Percentage Use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0 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A1 - $C0] </text:p>
          </table:table-cell>
          <table:table-cell table:number-columns-repeated="3"/>
          <table:table-cell office:value-type="string" calcext:value-type="string">
            <text:p>Bit encoded [A7..D0] == [PID $A1..PID $C0] See below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1 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x Sensor Corrected Data </text:p>
          </table:table-cell>
          <table:table-cell table:number-columns-repeated="2"/>
          <table:table-cell office:value-type="string" calcext:value-type="string">
            <text:p>ppm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2 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er Fuel Rate </text:p>
          </table:table-cell>
          <table:table-cell office:value-type="float" office:value="0" calcext:value-type="float">
            <text:p>0</text:p>
          </table:table-cell>
          <table:table-cell office:value-type="float" office:value="2047.96875" calcext:value-type="float">
            <text:p>2047.96875</text:p>
          </table:table-cell>
          <table:table-cell office:value-type="string" calcext:value-type="string">
            <text:p>mg/stroke </text:p>
          </table:table-cell>
          <table:table-cell office:value-type="string" calcext:value-type="string">
            <text:p>256 A + B 3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3 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ap System Vapor Pressure </text:p>
          </table:table-cell>
          <table:table-cell table:number-columns-repeated="2"/>
          <table:table-cell office:value-type="string" calcext:value-type="string">
            <text:p>Pa 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4 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mission Actual Gear 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ratio </text:p>
          </table:table-cell>
          <table:table-cell office:value-type="string" calcext:value-type="string">
            <text:p>[A1]==Supported </text:p>
            <text:p>256 C + D 1000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5 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anded Diesel Exhaust Fluid Dosing 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[A0]= 1:Supported; 0:Unsupported </text:p>
            <text:p>B 2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6 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dometer [c] </text:p>
          </table:table-cell>
          <table:table-cell office:value-type="float" office:value="0" calcext:value-type="float">
            <text:p>0</text:p>
          </table:table-cell>
          <table:table-cell office:value-type="float" office:value="429496729.5" calcext:value-type="float">
            <text:p>429496729.5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A ( 2 24 ) + B ( 2 16 ) + C ( 2 8 ) + D 10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7 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x Sensor Concentration Sensors 3 and 4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8 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x Sensor Corrected Concentration Sensors 3 and 4 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9 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 Disable Switch State </text:p>
          </table:table-cell>
          <table:table-cell table:number-columns-repeated="3"/>
          <table:table-cell office:value-type="string" calcext:value-type="string">
            <text:p>[A0]= 1:Supported; 0:Unsupported </text:p>
            <text:p>[B0]= 1:Yes;0:No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0 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$C1 - $E0] </text:p>
          </table:table-cell>
          <table:table-cell table:number-columns-repeated="3"/>
          <table:table-cell office:value-type="string" calcext:value-type="string">
            <text:p>Bit encoded [A7..D0] == [PID $C1..PID $E0] See below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3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Level Input A/B 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 </text:p>
          </table:table-cell>
          <table:table-cell office:value-type="string" calcext:value-type="string">
            <text:p>Returns numerous data, including Drive Condition ID and Engine Speed* 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C4 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haust Particulate Control System Diagnostic Time/Count 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seconds / Count </text:p>
          </table:table-cell>
          <table:table-cell office:value-type="string" calcext:value-type="string">
            <text:p>B5 is Engine Idle Request</text:p>
            <text:p>B6 is Engine Stop Request*</text:p>
            <text:p>First byte = Time in seconds</text:p>
            <text:p>Second byte = Count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5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el Pressure A and B 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kPa </text:p>
          </table:table-cell>
          <table:table-cell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C6 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te 1 - Particulate control - driver inducement system status</text:p>
            <text:p>Byte 2,3 - Removal or block of the particulate aftertreatment system counter</text:p>
            <text:p>Byte 4,5 - Liquid regent injection system (e.g. fuel-borne catalyst) failure counter</text:p>
            <text:p>Byte 6,7 - Malfunction of Particulate control monitoring system counter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7 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Since Reflash or Module Replacement 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8 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x Control Diagnostic (NCD) and Particulate Control Diagnostic (PCD) Warning Lamp status 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Bit </text:p>
          </table:table-cell>
          <table:table-cell/>
        </table:table-row>
        <table:table-row table:style-name="ro1" table:number-rows-repeated="104840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a.A1:a.I1048576">
            <calcext:condition calcext:apply-style-name="Bad" calcext:value="formula-is([.$A2]=0)" calcext:base-cell-address="a.A2"/>
            <calcext:condition calcext:apply-style-name="Good" calcext:value="formula-is([.$A2]=1)" calcext:base-cell-address="a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4T21:32:25.726191272</dc:date>
    <meta:editing-duration>PT11M39S</meta:editing-duration>
    <meta:editing-cycles>1</meta:editing-cycles>
    <meta:document-statistic meta:table-count="1" meta:cell-count="1164" meta:object-count="0"/>
    <meta:generator>LibreOffice/25.2.5.2$Linux_X86_64 LibreOffice_project/520$Build-2</meta:generator>
  </office:meta>
</office:document-meta>
</file>